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3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60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60">
      <style:table-cell-properties fo:background-color="#ffff00"/>
    </style:style>
    <style:style style:name="ce7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/>
          <table:table-cell table:style-name="ce2" office:value-type="string" calcext:value-type="string">
            <text:p>This directo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ho air</text:p>
          </table:table-cell>
          <table:table-cell office:value-type="float" office:value="1.2" calcext:value-type="float">
            <text:p>1,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ho water</text:p>
          </table:table-cell>
          <table:table-cell table:style-name="ce3" office:value-type="float" office:value="1000" calcext:value-type="float">
            <text:p>1,00E+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 air</text:p>
          </table:table-cell>
          <table:table-cell table:style-name="ce3" office:value-type="float" office:value="0.000017" calcext:value-type="float">
            <text:p>1,70E-0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 water</text:p>
          </table:table-cell>
          <table:table-cell table:style-name="ce3" office:value-type="float" office:value="0.001" calcext:value-type="float">
            <text:p>1,00E-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rface tension</text:p>
          </table:table-cell>
          <table:table-cell table:style-name="ce1" office:value-type="float" office:value="0.0728" calcext:value-type="float">
            <text:p>0,07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ameter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Laplace number</text:p>
          </table:table-cell>
          <table:table-cell table:style-name="ce5" table:formula="of:=[.B6]*[.B3]*[.B7]/([.B5]*[.B5])" office:value-type="float" office:value="218400" calcext:value-type="float">
            <text:p>218400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Oh number</text:p>
          </table:table-cell>
          <table:table-cell table:formula="of:=1/SQRT([.B8])" office:value-type="float" office:value="0.00213980246255456" calcext:value-type="float">
            <text:p>0,0021398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e step</text:p>
          </table:table-cell>
          <table:table-cell table:style-name="ce6" office:value-type="float" office:value="0.0000025" calcext:value-type="float">
            <text:p>2,50E-0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riod</text:p>
          </table:table-cell>
          <table:table-cell table:formula="of:=6.28*SQRT([.B7]*[.B7]*[.B7]*[.B3]/(64*[.B6]))" office:value-type="float" office:value="0.015117704397948" calcext:value-type="float">
            <text:p>0,01511770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nd time</text:p>
          </table:table-cell>
          <table:table-cell office:value-type="float" office:value="0.0500000001" calcext:value-type="float">
            <text:p>0,05000000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length</text:p>
          </table:table-cell>
          <table:table-cell table:style-name="ce7" office:value-type="float" office:value="0.005" calcext:value-type="float">
            <text:p>5,00E-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x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x</text:p>
          </table:table-cell>
          <table:table-cell table:formula="of:=[.B13]/[.B14]" office:value-type="float" office:value="0.00015625" calcext:value-type="float">
            <text:p>0,000156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umann number <text:s/>water</text:p>
          </table:table-cell>
          <table:table-cell table:formula="of:=[.B15]*[.B15]*[.B3]/([.B5]*[.B10])" office:value-type="float" office:value="9765.625" calcext:value-type="float">
            <text:p>9765,6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umann number gas</text:p>
          </table:table-cell>
          <table:table-cell table:formula="of:=[.B15]*[.B15]*[.B2]/([.B4]*[.B10])" office:value-type="float" office:value="689.338235294118" calcext:value-type="float">
            <text:p>689,33823529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 number g</text:p>
          </table:table-cell>
          <table:table-cell table:formula="of:=POWER([.B15];3)*[.B2]/([.B10]*[.B10]*[.B6])" office:value-type="float" office:value="10.0607400412088" calcext:value-type="float">
            <text:p>10,06074004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 number w</text:p>
          </table:table-cell>
          <table:table-cell table:formula="of:=POWER([.B15];3)*[.B3]/([.B10]*[.B10]*[.B6])" office:value-type="float" office:value="8383.95003434066" calcext:value-type="float">
            <text:p>8383,95003434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error</text:p>
          </table:table-cell>
          <table:table-cell table:style-name="ce7" office:value-type="float" office:value="0.0000001" calcext:value-type="float">
            <text:p>1,00E-0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v u max * period</text:p>
          </table:table-cell>
          <table:table-cell table:style-name="ce7" table:formula="of:=[.B20]*[.B11]" office:value-type="float" office:value="0.0000000015117704397948" calcext:value-type="float">
            <text:p>1,51E-0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requency</text:p>
          </table:table-cell>
          <table:table-cell table:formula="of:=1/[.B11]" office:value-type="float" office:value="66.1476090335339" calcext:value-type="float">
            <text:p>66,147609033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8:08:56.0600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7-03-08T18:09:16.053222000</dc:date>
    <meta:editing-duration>P5DT49M57S</meta:editing-duration>
    <meta:editing-cycles>16</meta:editing-cycles>
    <meta:generator>LibreOffice/4.4.2.2$MacOSX_X86_64 LibreOffice_project/c4c7d32d0d49397cad38d62472b0bc8acff48dd6</meta:generator>
    <dc:creator>Stephane Zaleski</dc:creator>
    <meta:document-statistic meta:table-count="1" meta:cell-count="43" meta:object-count="0"/>
  </office:meta>
</office:document-meta>
</file>